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6pt" style:font-size-asian="16pt" style:font-size-complex="16pt"/>
    </style:style>
    <style:style style:name="P1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5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text-properties fo:font-size="16pt" style:font-size-asian="16pt" style:font-size-complex="16pt"/>
    </style:style>
    <style:style style:name="P1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at May 4, 2019 <text:span text:style-name="T1">5.5 miles</text:span></text:p>
      <text:p text:style-name="P11"><text:span text:style-name="T1">On a staionary recumbent bike set at level 12: </text:span>I did a 500 calorie ride in 49:30. <text:s/>Final heart rate 117 bpm, Average heart rate about 108 bpm.</text:p>
      <text:p text:style-name="P9">Warm down: <text:span text:style-name="T2">½ mile jog and walk home uphill. </text:span></text:p>
      <text:p text:style-name="P10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5519556805026129327" text:style-name="L1">
        <text:list-item>
          <text:list>
            <text:list-header>
              <text:p text:style-name="P17">1.25 miles at various paces on roads, 1.5 miles on the track at about</text:p>
              <text:p text:style-name="P17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1"><text:soft-page-break/>Sat July 27, 2019 <text:span text:style-name="T1">5 miles</text:span> <text:s/></text:p>
      <text:p text:style-name="P1">I ran and walked 5 miles on hilly roads and averaged about 11:30/mile.</text:p>
      <text:p text:style-name="P1"/>
      <text:p text:style-name="P1">Sun July 28, 2019 <text:span text:style-name="T1">no running</text:span> </text:p>
      <text:p text:style-name="P1"/>
      <text:p text:style-name="P12">Mon July 29, 2019 <text:span text:style-name="T1">4.3 miles</text:span></text:p>
      <text:p text:style-name="P12">I ran with our running group on the Greendale Cemetery 510 meter loop.</text:p>
      <text:p text:style-name="P13">Warmup: <text:span text:style-name="T2">1.3 miles</text:span></text:p>
      <text:p text:style-name="P13">Run: <text:span text:style-name="T2">1 x 200m (54s mainly downhill) and jog 300m</text:span></text:p>
      <text:p text:style-name="P14">5 x 510m with about a 300m jog between the runs</text:p>
      <text:p text:style-name="P14">My times: 2:34, 2:34, 2:29, 2:30, 2:21</text:p>
      <text:p text:style-name="P13">Warm down:<text:span text:style-name="T2"> 510m jog</text:span></text:p>
      <text:p text:style-name="P13"><text:span text:style-name="T2"/></text:p>
      <text:p text:style-name="P13"><text:span text:style-name="T2">Tues July 30, 2019 </text:span>no running</text:p>
      <text:p text:style-name="P13"><text:span text:style-name="T2"/></text:p>
      <text:p text:style-name="P12">Wed July 31, 2019 <text:span text:style-name="T1">5 miles</text:span></text:p>
      <text:p text:style-name="P12">I ran with our running group on the Greendale Cemetery 510 meter loop.</text:p>
      <text:p text:style-name="P13">Warmup: <text:span text:style-name="T2">1 mile in 9:50, rest 2 minutes, 1 mile in 10:45, rest 7 minutes </text:span></text:p>
      <text:p text:style-name="P13">Run: <text:span text:style-name="T2">1 x 200m (54s mainly downhill) and jog 300m</text:span></text:p>
      <text:p text:style-name="P14">5 x 510m with about a 300m jog between the runs</text:p>
      <text:p text:style-name="P14">My times: 2:37, 2:29, 2:22, 2:24, 2:21</text:p>
      <text:p text:style-name="P13">Warm down:<text:span text:style-name="T2"> 510m jog</text:span></text:p>
      <text:p text:style-name="P1"><text:span text:style-name="T2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7-31T21:40:10.78</dc:date>
    <dc:creator>James  Lombardi</dc:creator>
    <meta:editing-duration>PT8H50M58S</meta:editing-duration>
    <meta:editing-cycles>57</meta:editing-cycles>
    <meta:generator>OpenOffice/4.1.2$Win32 OpenOffice.org_project/412m3$Build-9782</meta:generator>
    <meta:document-statistic meta:table-count="0" meta:image-count="0" meta:object-count="0" meta:page-count="13" meta:paragraph-count="323" meta:word-count="3456" meta:character-count="17238"/>
  </office:meta>
</office:document-meta>
</file>